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4.71238898038469" calcext:value-type="float">
            <text:p>4.71238898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Y</text:p>
          </table:table-cell>
          <table:table-cell office:value-type="string" calcext:value-type="string">
            <text:p>?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7]*COS([.E5]))+[.B5]" office:value-type="float" office:value="78.2842712474619" calcext:value-type="float">
            <text:p>7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8]*SIN([.E5]))+[.B6]" office:value-type="float" office:value="50" calcext:value-type="float">
            <text:p>50</text:p>
          </table:table-cell>
        </table:table-row>
      </table:table>
      <table:table table:name="calc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[Parent.B3]/[Child.B3]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2.899cm" svg:height="2.176cm" svg:x="5.501cm" svg:y="0.757cm" draw:caption-point-x="-0.61cm" draw:caption-point-y="1.51cm">
              <dc:date>2019-09-06T00:00:00</dc:date>
              <text:p text:style-name="P1"><text:span text:style-name="T1">The number of radians to travel across one of the parents faces</text:span></text:p>
            </office:annotation>
            <text:p>Parent face distance (rad)</text:p>
          </table:table-cell>
          <table:table-cell table:formula="of:=[.B5]*[Child.E4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[.B3]/[.B6];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1.5707963267949" calcext:value-type="float">
            <text:p>1.5707963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6])*[Parent.B2]" office:value-type="float" office:value="25.1327412287183" calcext:value-type="float">
            <text:p>25.132741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125" calcext:value-type="float">
            <text:p>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[Parent.E7]*COS([Parent.E5] + ((FLOOR([.B10]; 1)-1) * (PI()/2)))" office:value-type="float" office:value="1.73191211247099E-015" calcext:value-type="float">
            <text:p>1.73191211247099E-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[Parent.E7]*SIN([Parent.E5] + ((FLOOR([.B10]; 1)-1) * (PI()/2)))" office:value-type="float" office:value="28.2842712474619" calcext:value-type="float">
            <text:p>2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[Parent.E7]*COS([Parent.E5] + ((CEILING([.B10]; 1)-1) * (PI()/2)))" office:value-type="float" office:value="-28.2842712474619" calcext:value-type="float">
            <text:p>-2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[Parent.E7]*SIN([Parent.E5] + ((CEILING([.B10]; 1)-1) * (PI()/2)))" office:value-type="float" office:value="3.46382422494197E-015" calcext:value-type="float">
            <text:p>3.46382422494197E-01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hild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ontact poin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ontact point 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 style:data-style-name="N2" text:time-value="13:52:44.547413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09T14:08:26.538347877</dc:date>
    <meta:editing-duration>PT38M36S</meta:editing-duration>
    <meta:editing-cycles>8</meta:editing-cycles>
    <meta:generator>LibreOffice/4.2.8.2$Linux_X86_64 LibreOffice_project/420m0$Build-2</meta:generator>
    <meta:document-statistic meta:table-count="3" meta:cell-count="86" meta:object-count="0"/>
  </office:meta>
</office:document-meta>
</file>